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ix_result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default-cell-style-name="ce4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om</text:p>
          </table:table-cell>
          <table:table-cell office:value-type="string" table:style-name="ce2">
            <text:p>prénom</text:p>
          </table:table-cell>
          <table:table-cell office:value-type="string" table:style-name="ce2">
            <text:p>classe</text:p>
          </table:table-cell>
          <table:table-cell office:value-type="string" table:style-name="ce7">
            <text:p>progression</text:p>
          </table:table-cell>
          <table:table-cell office:value-type="string" table:style-name="ce3">
            <text:p>partage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BOUFFIER</text:p>
          </table:table-cell>
          <table:table-cell office:value-type="string" table:style-name="ce5">
            <text:p>Nathan</text:p>
          </table:table-cell>
          <table:table-cell office:value-type="string" table:style-name="ce5">
            <text:p>2 A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BRILLAT</text:p>
          </table:table-cell>
          <table:table-cell office:value-type="string" table:style-name="ce5">
            <text:p>Nolann</text:p>
          </table:table-cell>
          <table:table-cell office:value-type="string" table:style-name="ce5">
            <text:p>2 A</text:p>
          </table:table-cell>
          <table:table-cell office:value-type="percentage" office:value="0.31" table:style-name="ce8">
            <text:p>3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PALDI</text:p>
          </table:table-cell>
          <table:table-cell office:value-type="string" table:style-name="ce5">
            <text:p>Eliès</text:p>
          </table:table-cell>
          <table:table-cell office:value-type="string" table:style-name="ce5">
            <text:p>2 A</text:p>
          </table:table-cell>
          <table:table-cell office:value-type="percentage" office:value="0.76200000000000001" table:style-name="ce8">
            <text:p>7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CAZENAVE</text:p>
          </table:table-cell>
          <table:table-cell office:value-type="string" table:style-name="ce5">
            <text:p>Elodie</text:p>
          </table:table-cell>
          <table:table-cell office:value-type="string" table:style-name="ce5">
            <text:p>2 B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EAN-PIERRE</text:p>
          </table:table-cell>
          <table:table-cell office:value-type="string" table:style-name="ce5">
            <text:p>Ambre</text:p>
          </table:table-cell>
          <table:table-cell office:value-type="string" table:style-name="ce5">
            <text:p>2 B</text:p>
          </table:table-cell>
          <table:table-cell office:value-type="percentage" office:value="0.75" table:style-name="ce8">
            <text:p>7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NZERAY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2 B</text:p>
          </table:table-cell>
          <table:table-cell office:value-type="percentage" office:value="0.75" table:style-name="ce8">
            <text:p>7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URELUT</text:p>
          </table:table-cell>
          <table:table-cell office:value-type="string" table:style-name="ce5">
            <text:p>MaÃ«lys</text:p>
          </table:table-cell>
          <table:table-cell office:value-type="string" table:style-name="ce5">
            <text:p>2 B</text:p>
          </table:table-cell>
          <table:table-cell office:value-type="percentage" office:value="0.11899999999999999" table:style-name="ce8">
            <text:p>12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ESVIGNES</text:p>
          </table:table-cell>
          <table:table-cell office:value-type="string" table:style-name="ce5">
            <text:p>Mathilde</text:p>
          </table:table-cell>
          <table:table-cell office:value-type="string" table:style-name="ce5">
            <text:p>2 B</text:p>
          </table:table-cell>
          <table:table-cell office:value-type="percentage" office:value="0.107" table:style-name="ce8">
            <text:p>1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BILLE</text:p>
          </table:table-cell>
          <table:table-cell office:value-type="string" table:style-name="ce5">
            <text:p>Tom</text:p>
          </table:table-cell>
          <table:table-cell office:value-type="string" table:style-name="ce5">
            <text:p>2 B</text:p>
          </table:table-cell>
          <table:table-cell office:value-type="percentage" office:value="0.5" table:style-name="ce8">
            <text:p>5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IREMONT</text:p>
          </table:table-cell>
          <table:table-cell office:value-type="string" table:style-name="ce5">
            <text:p>Jules</text:p>
          </table:table-cell>
          <table:table-cell office:value-type="string" table:style-name="ce5">
            <text:p>2 B</text:p>
          </table:table-cell>
          <table:table-cell office:value-type="percentage" office:value="0.66700000000000004" table:style-name="ce8">
            <text:p>67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RENO-BAJO</text:p>
          </table:table-cell>
          <table:table-cell office:value-type="string" table:style-name="ce5">
            <text:p>Louka</text:p>
          </table:table-cell>
          <table:table-cell office:value-type="string" table:style-name="ce5">
            <text:p>2 B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UELLO</text:p>
          </table:table-cell>
          <table:table-cell office:value-type="string" table:style-name="ce5">
            <text:p>Maelle</text:p>
          </table:table-cell>
          <table:table-cell office:value-type="string" table:style-name="ce5">
            <text:p>2 B</text:p>
          </table:table-cell>
          <table:table-cell office:value-type="percentage" office:value="0.25" table:style-name="ce8">
            <text:p>2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OBERLÃ</text:p>
          </table:table-cell>
          <table:table-cell office:value-type="string" table:style-name="ce5">
            <text:p>Marion</text:p>
          </table:table-cell>
          <table:table-cell office:value-type="string" table:style-name="ce5">
            <text:p>2 B</text:p>
          </table:table-cell>
          <table:table-cell office:value-type="percentage" office:value="0.35699999999999998" table:style-name="ce8">
            <text:p>3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EDONNET</text:p>
          </table:table-cell>
          <table:table-cell office:value-type="string" table:style-name="ce5">
            <text:p>Lalie</text:p>
          </table:table-cell>
          <table:table-cell office:value-type="string" table:style-name="ce5">
            <text:p>2 B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CHARD</text:p>
          </table:table-cell>
          <table:table-cell office:value-type="string" table:style-name="ce5">
            <text:p>Shaun</text:p>
          </table:table-cell>
          <table:table-cell office:value-type="string" table:style-name="ce5">
            <text:p>2 B</text:p>
          </table:table-cell>
          <table:table-cell office:value-type="percentage" office:value="0.16700000000000001" table:style-name="ce8">
            <text:p>17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BIN</text:p>
          </table:table-cell>
          <table:table-cell office:value-type="string" table:style-name="ce5">
            <text:p>Margaux</text:p>
          </table:table-cell>
          <table:table-cell office:value-type="string" table:style-name="ce5">
            <text:p>2 B</text:p>
          </table:table-cell>
          <table:table-cell office:value-type="percentage" office:value="0.28599999999999998" table:style-name="ce8">
            <text:p>2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UZE</text:p>
          </table:table-cell>
          <table:table-cell office:value-type="string" table:style-name="ce5">
            <text:p>Arthur</text:p>
          </table:table-cell>
          <table:table-cell office:value-type="string" table:style-name="ce5">
            <text:p>2 B</text:p>
          </table:table-cell>
          <table:table-cell office:value-type="percentage" office:value="0.40500000000000003" table:style-name="ce8">
            <text:p>4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MONNET</text:p>
          </table:table-cell>
          <table:table-cell office:value-type="string" table:style-name="ce5">
            <text:p>Lea</text:p>
          </table:table-cell>
          <table:table-cell office:value-type="string" table:style-name="ce5">
            <text:p>2 B</text:p>
          </table:table-cell>
          <table:table-cell office:value-type="percentage" office:value="0.31" table:style-name="ce8">
            <text:p>3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UIVRE</text:p>
          </table:table-cell>
          <table:table-cell office:value-type="string" table:style-name="ce5">
            <text:p>Ninon</text:p>
          </table:table-cell>
          <table:table-cell office:value-type="string" table:style-name="ce5">
            <text:p>2 B</text:p>
          </table:table-cell>
          <table:table-cell office:value-type="percentage" office:value="0.29799999999999999" table:style-name="ce8">
            <text:p>3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LLIER</text:p>
          </table:table-cell>
          <table:table-cell office:value-type="string" table:style-name="ce5">
            <text:p>Valentin</text:p>
          </table:table-cell>
          <table:table-cell office:value-type="string" table:style-name="ce5">
            <text:p>2 B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HIESSE</text:p>
          </table:table-cell>
          <table:table-cell office:value-type="string" table:style-name="ce5">
            <text:p>Faustine</text:p>
          </table:table-cell>
          <table:table-cell office:value-type="string" table:style-name="ce5">
            <text:p>2 B</text:p>
          </table:table-cell>
          <table:table-cell office:value-type="percentage" office:value="0.39300000000000002" table:style-name="ce8">
            <text:p>3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LDRY</text:p>
          </table:table-cell>
          <table:table-cell office:value-type="string" table:style-name="ce5">
            <text:p>Yanis</text:p>
          </table:table-cell>
          <table:table-cell office:value-type="string" table:style-name="ce5">
            <text:p>2 B</text:p>
          </table:table-cell>
          <table:table-cell office:value-type="percentage" office:value="0.14299999999999999" table:style-name="ce8">
            <text:p>1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TTLEY</text:p>
          </table:table-cell>
          <table:table-cell office:value-type="string" table:style-name="ce5">
            <text:p>Ruby</text:p>
          </table:table-cell>
          <table:table-cell office:value-type="string" table:style-name="ce5">
            <text:p>2 B</text:p>
          </table:table-cell>
          <table:table-cell office:value-type="percentage" office:value="0.25" table:style-name="ce8">
            <text:p>2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LATTE</text:p>
          </table:table-cell>
          <table:table-cell office:value-type="string" table:style-name="ce5">
            <text:p>Mayalène</text:p>
          </table:table-cell>
          <table:table-cell office:value-type="string" table:style-name="ce5">
            <text:p>2 B</text:p>
          </table:table-cell>
          <table:table-cell office:value-type="percentage" office:value="0.83299999999999996" table:style-name="ce8">
            <text:p>83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NCENT</text:p>
          </table:table-cell>
          <table:table-cell office:value-type="string" table:style-name="ce5">
            <text:p>Lucille</text:p>
          </table:table-cell>
          <table:table-cell office:value-type="string" table:style-name="ce5">
            <text:p>2 B</text:p>
          </table:table-cell>
          <table:table-cell office:value-type="percentage" office:value="0.88100000000000001" table:style-name="ce8">
            <text:p>88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ALMARDOUD</text:p>
          </table:table-cell>
          <table:table-cell office:value-type="string" table:style-name="ce5">
            <text:p>Shadi</text:p>
          </table:table-cell>
          <table:table-cell office:value-type="string" table:style-name="ce5">
            <text:p>2 C</text:p>
          </table:table-cell>
          <table:table-cell office:value-type="percentage" office:value="0.64300000000000002" table:style-name="ce8">
            <text:p>6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UDRIT</text:p>
          </table:table-cell>
          <table:table-cell office:value-type="string" table:style-name="ce5">
            <text:p>Anthony</text:p>
          </table:table-cell>
          <table:table-cell office:value-type="string" table:style-name="ce5">
            <text:p>2 C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BEAU</text:p>
          </table:table-cell>
          <table:table-cell office:value-type="string" table:style-name="ce5">
            <text:p>Camille</text:p>
          </table:table-cell>
          <table:table-cell office:value-type="string" table:style-name="ce5">
            <text:p>2 C</text:p>
          </table:table-cell>
          <table:table-cell office:value-type="percentage" office:value="0.84499999999999997" table:style-name="ce8">
            <text:p>8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YPRYK</text:p>
          </table:table-cell>
          <table:table-cell office:value-type="string" table:style-name="ce5">
            <text:p>Yannis</text:p>
          </table:table-cell>
          <table:table-cell office:value-type="string" table:style-name="ce5">
            <text:p>2 C</text:p>
          </table:table-cell>
          <table:table-cell office:value-type="percentage" office:value="0.107" table:style-name="ce8">
            <text:p>1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RANGIER</text:p>
          </table:table-cell>
          <table:table-cell office:value-type="string" table:style-name="ce5">
            <text:p>Éléna</text:p>
          </table:table-cell>
          <table:table-cell office:value-type="string" table:style-name="ce5">
            <text:p>2 C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HOUY</text:p>
          </table:table-cell>
          <table:table-cell office:value-type="string" table:style-name="ce5">
            <text:p>Baptiste</text:p>
          </table:table-cell>
          <table:table-cell office:value-type="string" table:style-name="ce5">
            <text:p>2 C</text:p>
          </table:table-cell>
          <table:table-cell office:value-type="percentage" office:value="0.58299999999999996" table:style-name="ce8">
            <text:p>58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OUSSAIN</text:p>
          </table:table-cell>
          <table:table-cell office:value-type="string" table:style-name="ce5">
            <text:p>Noah</text:p>
          </table:table-cell>
          <table:table-cell office:value-type="string" table:style-name="ce5">
            <text:p>2 C</text:p>
          </table:table-cell>
          <table:table-cell office:value-type="percentage" office:value="0.34499999999999997" table:style-name="ce8">
            <text:p>3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CHET - PERKINS</text:p>
          </table:table-cell>
          <table:table-cell office:value-type="string" table:style-name="ce5">
            <text:p>Isabelle</text:p>
          </table:table-cell>
          <table:table-cell office:value-type="string" table:style-name="ce5">
            <text:p>2 C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LGADO</text:p>
          </table:table-cell>
          <table:table-cell office:value-type="string" table:style-name="ce5">
            <text:p>Luis</text:p>
          </table:table-cell>
          <table:table-cell office:value-type="string" table:style-name="ce5">
            <text:p>2 C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YSSIER</text:p>
          </table:table-cell>
          <table:table-cell office:value-type="string" table:style-name="ce5">
            <text:p>Ninon</text:p>
          </table:table-cell>
          <table:table-cell office:value-type="string" table:style-name="ce5">
            <text:p>2 C</text:p>
          </table:table-cell>
          <table:table-cell office:value-type="percentage" office:value="0.79800000000000004" table:style-name="ce8">
            <text:p>8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DIMBAS-MILLET</text:p>
          </table:table-cell>
          <table:table-cell office:value-type="string" table:style-name="ce5">
            <text:p>Talina</text:p>
          </table:table-cell>
          <table:table-cell office:value-type="string" table:style-name="ce5">
            <text:p>2 D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ETTAIR</text:p>
          </table:table-cell>
          <table:table-cell office:value-type="string" table:style-name="ce5">
            <text:p>Selma</text:p>
          </table:table-cell>
          <table:table-cell office:value-type="string" table:style-name="ce5">
            <text:p>2 D</text:p>
          </table:table-cell>
          <table:table-cell office:value-type="percentage" office:value="0.91700000000000004" table:style-name="ce8">
            <text:p>92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VAUD</text:p>
          </table:table-cell>
          <table:table-cell office:value-type="string" table:style-name="ce5">
            <text:p>Romane</text:p>
          </table:table-cell>
          <table:table-cell office:value-type="string" table:style-name="ce5">
            <text:p>2 D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ETELLE-BAUMGARTHEN</text:p>
          </table:table-cell>
          <table:table-cell office:value-type="string" table:style-name="ce5">
            <text:p>Kilian</text:p>
          </table:table-cell>
          <table:table-cell office:value-type="string" table:style-name="ce5">
            <text:p>2 D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ANOUIL</text:p>
          </table:table-cell>
          <table:table-cell office:value-type="string" table:style-name="ce5">
            <text:p>Waïda</text:p>
          </table:table-cell>
          <table:table-cell office:value-type="string" table:style-name="ce5">
            <text:p>2 D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NDROUX</text:p>
          </table:table-cell>
          <table:table-cell office:value-type="string" table:style-name="ce5">
            <text:p>MaÃ«lys</text:p>
          </table:table-cell>
          <table:table-cell office:value-type="string" table:style-name="ce5">
            <text:p>2 D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AGALARYAN</text:p>
          </table:table-cell>
          <table:table-cell office:value-type="string" table:style-name="ce5">
            <text:p>Giorgi</text:p>
          </table:table-cell>
          <table:table-cell office:value-type="string" table:style-name="ce5">
            <text:p>2 E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LANDIN</text:p>
          </table:table-cell>
          <table:table-cell office:value-type="string" table:style-name="ce5">
            <text:p>Margot</text:p>
          </table:table-cell>
          <table:table-cell office:value-type="string" table:style-name="ce5">
            <text:p>2 E</text:p>
          </table:table-cell>
          <table:table-cell office:value-type="percentage" office:value="0.51200000000000001" table:style-name="ce8">
            <text:p>5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CHARD</text:p>
          </table:table-cell>
          <table:table-cell office:value-type="string" table:style-name="ce5">
            <text:p>Paul</text:p>
          </table:table-cell>
          <table:table-cell office:value-type="string" table:style-name="ce5">
            <text:p>2 E</text:p>
          </table:table-cell>
          <table:table-cell office:value-type="percentage" office:value="0.84499999999999997" table:style-name="ce8">
            <text:p>8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URTIAL</text:p>
          </table:table-cell>
          <table:table-cell office:value-type="string" table:style-name="ce5">
            <text:p>Manon</text:p>
          </table:table-cell>
          <table:table-cell office:value-type="string" table:style-name="ce5">
            <text:p>2 E</text:p>
          </table:table-cell>
          <table:table-cell office:value-type="percentage" office:value="0.66700000000000004" table:style-name="ce8">
            <text:p>67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A SILVA--BESSE</text:p>
          </table:table-cell>
          <table:table-cell office:value-type="string" table:style-name="ce5">
            <text:p>Léna</text:p>
          </table:table-cell>
          <table:table-cell office:value-type="string" table:style-name="ce5">
            <text:p>2 E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AUDOU</text:p>
          </table:table-cell>
          <table:table-cell office:value-type="string" table:style-name="ce5">
            <text:p>Margo</text:p>
          </table:table-cell>
          <table:table-cell office:value-type="string" table:style-name="ce5">
            <text:p>2 E</text:p>
          </table:table-cell>
          <table:table-cell office:value-type="percentage" office:value="0.59499999999999997" table:style-name="ce8">
            <text:p>6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EUGENE DIT RAVET</text:p>
          </table:table-cell>
          <table:table-cell office:value-type="string" table:style-name="ce5">
            <text:p>MaÃ«lyss</text:p>
          </table:table-cell>
          <table:table-cell office:value-type="string" table:style-name="ce5">
            <text:p>2 E</text:p>
          </table:table-cell>
          <table:table-cell office:value-type="percentage" office:value="0.89300000000000002" table:style-name="ce8">
            <text:p>8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NOT</text:p>
          </table:table-cell>
          <table:table-cell office:value-type="string" table:style-name="ce5">
            <text:p>Mathis</text:p>
          </table:table-cell>
          <table:table-cell office:value-type="string" table:style-name="ce5">
            <text:p>2 E</text:p>
          </table:table-cell>
          <table:table-cell office:value-type="percentage" office:value="0.98799999999999999" table:style-name="ce8">
            <text:p>9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UMONIER</text:p>
          </table:table-cell>
          <table:table-cell office:value-type="string" table:style-name="ce5">
            <text:p>Ambre</text:p>
          </table:table-cell>
          <table:table-cell office:value-type="string" table:style-name="ce5">
            <text:p>2 E</text:p>
          </table:table-cell>
          <table:table-cell office:value-type="percentage" office:value="0.5" table:style-name="ce8">
            <text:p>5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ERICHE</text:p>
          </table:table-cell>
          <table:table-cell office:value-type="string" table:style-name="ce5">
            <text:p>Marwyn</text:p>
          </table:table-cell>
          <table:table-cell office:value-type="string" table:style-name="ce5">
            <text:p>2 E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ZROUA</text:p>
          </table:table-cell>
          <table:table-cell office:value-type="string" table:style-name="ce5">
            <text:p>El Batoul</text:p>
          </table:table-cell>
          <table:table-cell office:value-type="string" table:style-name="ce5">
            <text:p>2 E</text:p>
          </table:table-cell>
          <table:table-cell office:value-type="percentage" office:value="0.92900000000000005" table:style-name="ce8">
            <text:p>93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OSLEM</text:p>
          </table:table-cell>
          <table:table-cell office:value-type="string" table:style-name="ce5">
            <text:p>Khaliya</text:p>
          </table:table-cell>
          <table:table-cell office:value-type="string" table:style-name="ce5">
            <text:p>2 E</text:p>
          </table:table-cell>
          <table:table-cell office:value-type="percentage" office:value="0.84499999999999997" table:style-name="ce8">
            <text:p>8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TSITLAVISHVILI</text:p>
          </table:table-cell>
          <table:table-cell office:value-type="string" table:style-name="ce5">
            <text:p>Anna</text:p>
          </table:table-cell>
          <table:table-cell office:value-type="string" table:style-name="ce5">
            <text:p>2 E</text:p>
          </table:table-cell>
          <table:table-cell office:value-type="percentage" office:value="0.85699999999999998" table:style-name="ce8">
            <text:p>8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MONNET</text:p>
          </table:table-cell>
          <table:table-cell office:value-type="string" table:style-name="ce5">
            <text:p>Elia</text:p>
          </table:table-cell>
          <table:table-cell office:value-type="string" table:style-name="ce5">
            <text:p>2 E</text:p>
          </table:table-cell>
          <table:table-cell office:value-type="percentage" office:value="0.75" table:style-name="ce8">
            <text:p>7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OLER</text:p>
          </table:table-cell>
          <table:table-cell office:value-type="string" table:style-name="ce5">
            <text:p>Mila</text:p>
          </table:table-cell>
          <table:table-cell office:value-type="string" table:style-name="ce5">
            <text:p>2 E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YSSIERES</text:p>
          </table:table-cell>
          <table:table-cell office:value-type="string" table:style-name="ce5">
            <text:p>Loéline</text:p>
          </table:table-cell>
          <table:table-cell office:value-type="string" table:style-name="ce5">
            <text:p>2 E</text:p>
          </table:table-cell>
          <table:table-cell office:value-type="percentage" office:value="0.60699999999999998" table:style-name="ce8">
            <text:p>6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BAGNARIOL</text:p>
          </table:table-cell>
          <table:table-cell office:value-type="string" table:style-name="ce5">
            <text:p>Alexandre</text:p>
          </table:table-cell>
          <table:table-cell office:value-type="string" table:style-name="ce5">
            <text:p>2 F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ELQOQ</text:p>
          </table:table-cell>
          <table:table-cell office:value-type="string" table:style-name="ce5">
            <text:p>Thomas</text:p>
          </table:table-cell>
          <table:table-cell office:value-type="string" table:style-name="ce5">
            <text:p>2 F</text:p>
          </table:table-cell>
          <table:table-cell office:value-type="percentage" office:value="0.92900000000000005" table:style-name="ce8">
            <text:p>93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NAVENTURE</text:p>
          </table:table-cell>
          <table:table-cell office:value-type="string" table:style-name="ce5">
            <text:p>Benoit</text:p>
          </table:table-cell>
          <table:table-cell office:value-type="string" table:style-name="ce5">
            <text:p>2 F</text:p>
          </table:table-cell>
          <table:table-cell office:value-type="percentage" office:value="0.65500000000000003" table:style-name="ce8">
            <text:p>6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HERRIER</text:p>
          </table:table-cell>
          <table:table-cell office:value-type="string" table:style-name="ce5">
            <text:p>Ilona</text:p>
          </table:table-cell>
          <table:table-cell office:value-type="string" table:style-name="ce5">
            <text:p>2 F</text:p>
          </table:table-cell>
          <table:table-cell office:value-type="percentage" office:value="0.96399999999999997" table:style-name="ce8">
            <text:p>9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UBOIS</text:p>
          </table:table-cell>
          <table:table-cell office:value-type="string" table:style-name="ce5">
            <text:p>Audrey</text:p>
          </table:table-cell>
          <table:table-cell office:value-type="string" table:style-name="ce5">
            <text:p>2 F</text:p>
          </table:table-cell>
          <table:table-cell office:value-type="percentage" office:value="0.98799999999999999" table:style-name="ce8">
            <text:p>9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UMAS</text:p>
          </table:table-cell>
          <table:table-cell office:value-type="string" table:style-name="ce5">
            <text:p>Thomas</text:p>
          </table:table-cell>
          <table:table-cell office:value-type="string" table:style-name="ce5">
            <text:p>2 F</text:p>
          </table:table-cell>
          <table:table-cell office:value-type="percentage" office:value="0.95199999999999996" table:style-name="ce8">
            <text:p>9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ARREN</text:p>
          </table:table-cell>
          <table:table-cell office:value-type="string" table:style-name="ce5">
            <text:p>Ava</text:p>
          </table:table-cell>
          <table:table-cell office:value-type="string" table:style-name="ce5">
            <text:p>2 F</text:p>
          </table:table-cell>
          <table:table-cell office:value-type="percentage" office:value="0.94" table:style-name="ce8">
            <text:p>9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COSTE</text:p>
          </table:table-cell>
          <table:table-cell office:value-type="string" table:style-name="ce5">
            <text:p>Nicolas</text:p>
          </table:table-cell>
          <table:table-cell office:value-type="string" table:style-name="ce5">
            <text:p>2 F</text:p>
          </table:table-cell>
          <table:table-cell office:value-type="percentage" office:value="0.94" table:style-name="ce8">
            <text:p>9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LLEN</text:p>
          </table:table-cell>
          <table:table-cell office:value-type="string" table:style-name="ce5">
            <text:p>Louise</text:p>
          </table:table-cell>
          <table:table-cell office:value-type="string" table:style-name="ce5">
            <text:p>2 F</text:p>
          </table:table-cell>
          <table:table-cell office:value-type="percentage" office:value="0.39300000000000002" table:style-name="ce8">
            <text:p>3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QUEYROL</text:p>
          </table:table-cell>
          <table:table-cell office:value-type="string" table:style-name="ce5">
            <text:p>Estéban</text:p>
          </table:table-cell>
          <table:table-cell office:value-type="string" table:style-name="ce5">
            <text:p>2 F</text:p>
          </table:table-cell>
          <table:table-cell office:value-type="percentage" office:value="0.95199999999999996" table:style-name="ce8">
            <text:p>9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ERDELET</text:p>
          </table:table-cell>
          <table:table-cell office:value-type="string" table:style-name="ce5">
            <text:p>Lea</text:p>
          </table:table-cell>
          <table:table-cell office:value-type="string" table:style-name="ce5">
            <text:p>2 F</text:p>
          </table:table-cell>
          <table:table-cell office:value-type="percentage" office:value="0.46400000000000002" table:style-name="ce8">
            <text:p>4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XART</text:p>
          </table:table-cell>
          <table:table-cell office:value-type="string" table:style-name="ce5">
            <text:p>Axel</text:p>
          </table:table-cell>
          <table:table-cell office:value-type="string" table:style-name="ce5">
            <text:p>2 F</text:p>
          </table:table-cell>
          <table:table-cell office:value-type="percentage" office:value="0.81" table:style-name="ce8">
            <text:p>8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BAZILLOU--GARIBALDI</text:p>
          </table:table-cell>
          <table:table-cell office:value-type="string" table:style-name="ce5">
            <text:p>Anaïs</text:p>
          </table:table-cell>
          <table:table-cell office:value-type="string" table:style-name="ce5">
            <text:p>2 G</text:p>
          </table:table-cell>
          <table:table-cell office:value-type="percentage" office:value="0.52400000000000002" table:style-name="ce8">
            <text:p>52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ELLACHE</text:p>
          </table:table-cell>
          <table:table-cell office:value-type="string" table:style-name="ce5">
            <text:p>Amira</text:p>
          </table:table-cell>
          <table:table-cell office:value-type="string" table:style-name="ce5">
            <text:p>2 G</text:p>
          </table:table-cell>
          <table:table-cell office:value-type="percentage" office:value="0.79800000000000004" table:style-name="ce8">
            <text:p>8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OURSENOT</text:p>
          </table:table-cell>
          <table:table-cell office:value-type="string" table:style-name="ce5">
            <text:p>Louis</text:p>
          </table:table-cell>
          <table:table-cell office:value-type="string" table:style-name="ce5">
            <text:p>2 G</text:p>
          </table:table-cell>
          <table:table-cell office:value-type="percentage" office:value="0.75" table:style-name="ce8">
            <text:p>7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ECLERC</text:p>
          </table:table-cell>
          <table:table-cell office:value-type="string" table:style-name="ce5">
            <text:p>Alicia</text:p>
          </table:table-cell>
          <table:table-cell office:value-type="string" table:style-name="ce5">
            <text:p>2 G</text:p>
          </table:table-cell>
          <table:table-cell office:value-type="percentage" office:value="1" table:style-name="ce8">
            <text:p>10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AGOH</text:p>
          </table:table-cell>
          <table:table-cell office:value-type="string" table:style-name="ce5">
            <text:p>Listen MickaÃ«lla</text:p>
          </table:table-cell>
          <table:table-cell office:value-type="string" table:style-name="ce5">
            <text:p>2 H</text:p>
          </table:table-cell>
          <table:table-cell office:value-type="percentage" office:value="0.90500000000000003" table:style-name="ce8">
            <text:p>9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MBLARD</text:p>
          </table:table-cell>
          <table:table-cell office:value-type="string" table:style-name="ce5">
            <text:p>Céline</text:p>
          </table:table-cell>
          <table:table-cell office:value-type="string" table:style-name="ce5">
            <text:p>2 H</text:p>
          </table:table-cell>
          <table:table-cell office:value-type="percentage" office:value="0.48799999999999999" table:style-name="ce8">
            <text:p>4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TINA--LAMARE</text:p>
          </table:table-cell>
          <table:table-cell office:value-type="string" table:style-name="ce5">
            <text:p>Tanguy</text:p>
          </table:table-cell>
          <table:table-cell office:value-type="string" table:style-name="ce5">
            <text:p>2 H</text:p>
          </table:table-cell>
          <table:table-cell office:value-type="percentage" office:value="0.73799999999999999" table:style-name="ce8">
            <text:p>7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ISSEAU</text:p>
          </table:table-cell>
          <table:table-cell office:value-type="string" table:style-name="ce5">
            <text:p>Charlotte</text:p>
          </table:table-cell>
          <table:table-cell office:value-type="string" table:style-name="ce5">
            <text:p>2 H</text:p>
          </table:table-cell>
          <table:table-cell office:value-type="percentage" office:value="0.51200000000000001" table:style-name="ce8">
            <text:p>5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YER</text:p>
          </table:table-cell>
          <table:table-cell office:value-type="string" table:style-name="ce5">
            <text:p>Lenny</text:p>
          </table:table-cell>
          <table:table-cell office:value-type="string" table:style-name="ce5">
            <text:p>2 H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VAUX</text:p>
          </table:table-cell>
          <table:table-cell office:value-type="string" table:style-name="ce5">
            <text:p>Emile</text:p>
          </table:table-cell>
          <table:table-cell office:value-type="string" table:style-name="ce5">
            <text:p>2 H</text:p>
          </table:table-cell>
          <table:table-cell office:value-type="percentage" office:value="0.57099999999999995" table:style-name="ce8">
            <text:p>57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UX</text:p>
          </table:table-cell>
          <table:table-cell office:value-type="string" table:style-name="ce5">
            <text:p>Ewan</text:p>
          </table:table-cell>
          <table:table-cell office:value-type="string" table:style-name="ce5">
            <text:p>2 H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ZACHARIE</text:p>
          </table:table-cell>
          <table:table-cell office:value-type="string" table:style-name="ce5">
            <text:p>Charlotte</text:p>
          </table:table-cell>
          <table:table-cell office:value-type="string" table:style-name="ce5">
            <text:p>2 H</text:p>
          </table:table-cell>
          <table:table-cell office:value-type="percentage" office:value="0.78600000000000003" table:style-name="ce8">
            <text:p>7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ARGAUD</text:p>
          </table:table-cell>
          <table:table-cell office:value-type="string" table:style-name="ce5">
            <text:p>Othis</text:p>
          </table:table-cell>
          <table:table-cell office:value-type="string" table:style-name="ce5">
            <text:p>2 I</text:p>
          </table:table-cell>
          <table:table-cell office:value-type="percentage" office:value="0.94" table:style-name="ce8">
            <text:p>9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ON</text:p>
          </table:table-cell>
          <table:table-cell office:value-type="string" table:style-name="ce5">
            <text:p>Quentin</text:p>
          </table:table-cell>
          <table:table-cell office:value-type="string" table:style-name="ce5">
            <text:p>2 I</text:p>
          </table:table-cell>
          <table:table-cell office:value-type="percentage" office:value="0.77400000000000002" table:style-name="ce8">
            <text:p>77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S</text:p>
          </table:table-cell>
          <table:table-cell office:value-type="string" table:style-name="ce5">
            <text:p>Lucie</text:p>
          </table:table-cell>
          <table:table-cell office:value-type="string" table:style-name="ce5">
            <text:p>2 I</text:p>
          </table:table-cell>
          <table:table-cell office:value-type="percentage" office:value="0.98799999999999999" table:style-name="ce8">
            <text:p>9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PEYRONNIE</text:p>
          </table:table-cell>
          <table:table-cell office:value-type="string" table:style-name="ce5">
            <text:p>Yelena-Sarah</text:p>
          </table:table-cell>
          <table:table-cell office:value-type="string" table:style-name="ce5">
            <text:p>2 I</text:p>
          </table:table-cell>
          <table:table-cell office:value-type="percentage" office:value="0.89300000000000002" table:style-name="ce8">
            <text:p>8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HOMMOND</text:p>
          </table:table-cell>
          <table:table-cell office:value-type="string" table:style-name="ce5">
            <text:p>Kévin</text:p>
          </table:table-cell>
          <table:table-cell office:value-type="string" table:style-name="ce5">
            <text:p>2 I</text:p>
          </table:table-cell>
          <table:table-cell office:value-type="percentage" office:value="0.81" table:style-name="ce8">
            <text:p>8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OTH</text:p>
          </table:table-cell>
          <table:table-cell office:value-type="string" table:style-name="ce5">
            <text:p>Sharafa</text:p>
          </table:table-cell>
          <table:table-cell office:value-type="string" table:style-name="ce5">
            <text:p>2 I</text:p>
          </table:table-cell>
          <table:table-cell office:value-type="percentage" office:value="0.59499999999999997" table:style-name="ce8">
            <text:p>6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OUDDAK</text:p>
          </table:table-cell>
          <table:table-cell office:value-type="string" table:style-name="ce5">
            <text:p>Theo</text:p>
          </table:table-cell>
          <table:table-cell office:value-type="string" table:style-name="ce5">
            <text:p>2 I</text:p>
          </table:table-cell>
          <table:table-cell office:value-type="percentage" office:value="0.53600000000000003" table:style-name="ce8">
            <text:p>54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HALIP</text:p>
          </table:table-cell>
          <table:table-cell office:value-type="string" table:style-name="ce5">
            <text:p>Jules</text:p>
          </table:table-cell>
          <table:table-cell office:value-type="string" table:style-name="ce5">
            <text:p>2 I</text:p>
          </table:table-cell>
          <table:table-cell office:value-type="percentage" office:value="0.89300000000000002" table:style-name="ce8">
            <text:p>8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BLIN</text:p>
          </table:table-cell>
          <table:table-cell office:value-type="string" table:style-name="ce5">
            <text:p>Oceane</text:p>
          </table:table-cell>
          <table:table-cell office:value-type="string" table:style-name="ce5">
            <text:p>2 I</text:p>
          </table:table-cell>
          <table:table-cell office:value-type="percentage" office:value="0.214" table:style-name="ce8">
            <text:p>2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DRIGUEZ</text:p>
          </table:table-cell>
          <table:table-cell office:value-type="string" table:style-name="ce5">
            <text:p>Emma</text:p>
          </table:table-cell>
          <table:table-cell office:value-type="string" table:style-name="ce5">
            <text:p>2 I</text:p>
          </table:table-cell>
          <table:table-cell office:value-type="percentage" office:value="0.84499999999999997" table:style-name="ce8">
            <text:p>85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LANNE</text:p>
          </table:table-cell>
          <table:table-cell office:value-type="string" table:style-name="ce5">
            <text:p>Camille</text:p>
          </table:table-cell>
          <table:table-cell office:value-type="string" table:style-name="ce5">
            <text:p>2 I</text:p>
          </table:table-cell>
          <table:table-cell office:value-type="percentage" office:value="0.26200000000000001" table:style-name="ce8">
            <text:p>26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BOUQUET</text:p>
          </table:table-cell>
          <table:table-cell office:value-type="string" table:style-name="ce5">
            <text:p>Gabriel</text:p>
          </table:table-cell>
          <table:table-cell office:value-type="string" table:style-name="ce5">
            <text:p>2 J</text:p>
          </table:table-cell>
          <table:table-cell office:value-type="percentage" office:value="0.60699999999999998" table:style-name="ce8">
            <text:p>61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LBREL</text:p>
          </table:table-cell>
          <table:table-cell office:value-type="string" table:style-name="ce5">
            <text:p>Enzo</text:p>
          </table:table-cell>
          <table:table-cell office:value-type="string" table:style-name="ce5">
            <text:p>2 J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GUENAD</text:p>
          </table:table-cell>
          <table:table-cell office:value-type="string" table:style-name="ce5">
            <text:p>Rodayna</text:p>
          </table:table-cell>
          <table:table-cell office:value-type="string" table:style-name="ce5">
            <text:p>2 J</text:p>
          </table:table-cell>
          <table:table-cell office:value-type="percentage" office:value="0" table:style-name="ce8">
            <text:p>0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OPES</text:p>
          </table:table-cell>
          <table:table-cell office:value-type="string" table:style-name="ce5">
            <text:p>Lucas</text:p>
          </table:table-cell>
          <table:table-cell office:value-type="string" table:style-name="ce5">
            <text:p>2 J</text:p>
          </table:table-cell>
          <table:table-cell office:value-type="percentage" office:value="0.98799999999999999" table:style-name="ce8">
            <text:p>99%</text:p>
          </table:table-cell>
          <table:table-cell office:value-type="string" table:style-name="ce6">
            <text:p>Non</text:p>
          </table:table-cell>
          <table:table-cell table:number-columns-repeated="16379"/>
        </table:table-row>
        <table:table-row table:number-rows-repeated="1048469" table:style-name="ro2">
          <table:table-cell table:number-columns-repeated="16384"/>
        </table:table-row>
      </table:table>
      <table:table table:name="Feuille2" table:style-name="ta2">
        <table:table-column table:style-name="co7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pix_resultat.A1:pix_resultat.E1048576" table:name="__Anonymous_Sheet_DB__0">
          <table:sort>
            <table:sort-by table:field-number="4"/>
            <table:sort-by table:field-number="2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oresk</meta:initial-creator>
    <dc:creator>moresk</dc:creator>
    <meta:creation-date>2020-10-04T09:01:27Z</meta:creation-date>
    <dc:date>2020-10-04T09:01:28Z</dc:date>
    <meta:editing-cycles>1</meta:editing-cycles>
    <meta:editing-duration>PT1078S</meta:editing-duration>
  </office:meta>
</office:document-meta>
</file>